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5673392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text:id="ct165673160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text:id="ct165673648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text:id="ct165880176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56750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5898600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588407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II. COMMISSION DU CADRE DE VIE ET</text:p>
      <text:p text:style-name="P5">DU LOGEMENT</text:p>
      <text:p text:style-name="P4">(<text:change-start text:change-id="ct165673392"/>self.utranslate("weekday_%s" % self.getPreMeetingDate_3().aDay().lower(), domain="plonelocales")<text:change-end text:change-id="ct165673392"/> <text:change-start text:change-id="ct165673160"/>tool.formatDate(self.getPreMeetingDate_3(), withHour=True)<text:change-end text:change-id="ct165673160"/>, <text:change-start text:change-id="ct165673648"/>self.getPreMeetingPlace_3()<text:change-end text:change-id="ct165673648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8"><text:span text:style-name="T2">do text</text:span></text:p><text:p text:style-name="P8"><text:span text:style-name="T2">from xhtml(self.getStrikedField(self.getPreMeetingAssembly_3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9"><text:span text:style-name="T3">do row for item in self.adapted().getPrintableItems(itemUids, categories=['commission-cadre-de-vie-et-logement',], renumber=True)</text:span></text:p></office:annotation></text:span><text:change-start text:change-id="ct165880176"/><text:span text:style-name="T1">item[0]</text:span><text:change-end text:change-id="ct165880176"/><text:span text:style-name="T1">. </text:span><text:change-start text:change-id="ct165675032"/><text:span text:style-name="T1">item[1].Title()</text:span><text:change-end text:change-id="ct165675032"/></text:p>
            <text:p text:style-name="Table_20_Contents"/>
            <text:p text:style-name="Table_20_Contents"><office:annotation><dc:creator>Gauthier Bastien</dc:creator><dc:date>2012-02-15T15:26:52</dc:date><text:p text:style-name="P8"><text:span text:style-name="T3">do text</text:span></text:p><text:p text:style-name="P8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6"><office:annotation><dc:creator>Gauthier Bastien</dc:creator><dc:date>2012-02-24T11:55:46</dc:date><text:p text:style-name="P8"><text:span text:style-name="T3">do text if </text:span><text:span text:style-name="T2">self.adapted().getPrintableItems(itemUids, categories=['commission-cadre-de-vie-et-logement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9"><text:span text:style-name="T3">do row for item in self.adapted().getPrintableItems(itemUids, categories=['commission-cadre-de-vie-et-logement-1er-supplement',], renumber=True, firstNumber=len(</text:span><text:span text:style-name="T2">self.adapted().getPrintableItems(itemUids, categories=['commission-cadre-de-vie-et-logement',], renumber=True)</text:span><text:span text:style-name="T3">)+1)</text:span></text:p></office:annotation></text:span><text:change-start text:change-id="ct165898600"/><text:span text:style-name="T1">item[0]</text:span><text:change-end text:change-id="ct165898600"/><text:span text:style-name="T1">. </text:span><text:change-start text:change-id="ct165884072"/><text:span text:style-name="T1">item[1].Title()</text:span><text:change-end text:change-id="ct165884072"/></text:p>
            <text:p text:style-name="Table_20_Contents"/>
            <text:p text:style-name="Table_20_Contents"><office:annotation><dc:creator>Gauthier Bastien</dc:creator><dc:date>2012-02-15T15:26:52</dc:date><text:p text:style-name="P8"><text:span text:style-name="T3">do text</text:span></text:p><text:p text:style-name="P8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27</dc:date>
    <dc:creator>Gauthier Bastien</dc:creator>
    <meta:editing-duration>PT03H09M20S</meta:editing-duration>
    <meta:editing-cycles>52</meta:editing-cycles>
    <meta:generator>OpenOffice.org/3.1$Linux OpenOffice.org_project/310m19$Build-9420</meta:generator>
    <meta:document-statistic meta:table-count="2" meta:image-count="0" meta:object-count="0" meta:page-count="1" meta:paragraph-count="11" meta:word-count="31" meta:character-count="383"/>
  </office:meta>
</office:document-meta>
</file>